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Grande" svg:font-family="'Lucida Grande', Arial, sans-serif"/>
    <style:font-face style:name="Lucida Sans1" svg:font-family="'Lucida Sans'"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ato" officeooo:rsid="0005b628" officeooo:paragraph-rsid="0005b628"/>
    </style:style>
    <style:style style:name="P2" style:family="paragraph" style:parent-style-name="Standard">
      <style:text-properties style:font-name="Lato" fo:font-size="11pt" fo:font-weight="bold" officeooo:rsid="0005b628" officeooo:paragraph-rsid="0005b628" style:font-size-asian="11pt" style:font-weight-asian="bold" style:font-size-complex="11pt" style:font-weight-complex="bold"/>
    </style:style>
    <style:style style:name="P3" style:family="paragraph" style:parent-style-name="Standard">
      <style:text-properties style:font-name="Lato" fo:font-size="11pt" fo:font-weight="bold" officeooo:rsid="00060213" officeooo:paragraph-rsid="00060213" style:font-size-asian="11pt" style:font-weight-asian="bold" style:font-size-complex="11pt" style:font-weight-complex="bold"/>
    </style:style>
    <style:style style:name="P4" style:family="paragraph" style:parent-style-name="Standard" style:list-style-name="L1">
      <style:text-properties style:font-name="Lato" fo:font-size="11pt" fo:font-weight="bold" officeooo:rsid="0005b628" officeooo:paragraph-rsid="0005b628" style:font-size-asian="11pt" style:font-weight-asian="bold" style:font-size-complex="11pt" style:font-weight-complex="bold"/>
    </style:style>
    <style:style style:name="P5" style:family="paragraph" style:parent-style-name="Standard" style:list-style-name="L1">
      <style:text-properties style:font-name="Lato" fo:font-size="11pt" fo:font-weight="bold" officeooo:rsid="00060213" officeooo:paragraph-rsid="00060213" style:font-size-asian="11pt" style:font-weight-asian="bold" style:font-size-complex="11pt" style:font-weight-complex="bold"/>
    </style:style>
    <style:style style:name="P6" style:family="paragraph" style:parent-style-name="Standard" style:list-style-name="L2">
      <style:text-properties style:font-name="Lato" fo:font-size="11pt" fo:font-weight="bold" officeooo:rsid="00060213" officeooo:paragraph-rsid="00060213" style:font-size-asian="11pt" style:font-weight-asian="bold" style:font-size-complex="11pt" style:font-weight-complex="bold"/>
    </style:style>
    <style:style style:name="P7" style:family="paragraph" style:parent-style-name="Standard">
      <style:text-properties style:font-name="Lato" fo:font-size="11pt" fo:font-weight="bold" officeooo:rsid="00060213" officeooo:paragraph-rsid="00060213" style:font-size-asian="11pt" style:font-weight-asian="bold" style:font-size-complex="11pt" style:font-weight-complex="bold"/>
    </style:style>
    <style:style style:name="P8" style:family="paragraph" style:parent-style-name="Standard" style:list-style-name="L1">
      <style:text-properties style:font-name="Lato" fo:font-size="11pt" fo:font-weight="normal" officeooo:rsid="00064975" officeooo:paragraph-rsid="000b133f" style:font-size-asian="11pt" style:font-weight-asian="normal" style:font-size-complex="11pt" style:font-weight-complex="normal"/>
    </style:style>
    <style:style style:name="P9" style:family="paragraph" style:parent-style-name="Standard" style:list-style-name="L1">
      <style:text-properties style:font-name="Lato" fo:font-size="11pt" fo:font-weight="normal" officeooo:rsid="00096162" officeooo:paragraph-rsid="00096162" style:font-size-asian="11pt" style:font-weight-asian="normal" style:font-size-complex="11pt" style:font-weight-complex="normal"/>
    </style:style>
    <style:style style:name="P10" style:family="paragraph" style:parent-style-name="Standard" style:list-style-name="L2">
      <style:text-properties style:font-name="Lato" fo:font-size="11pt" fo:font-weight="normal" officeooo:rsid="00060213" officeooo:paragraph-rsid="00060213" style:font-size-asian="11pt" style:font-weight-asian="normal" style:font-size-complex="11pt" style:font-weight-complex="normal"/>
    </style:style>
    <style:style style:name="P11" style:family="paragraph" style:parent-style-name="Standard" style:list-style-name="L2">
      <style:text-properties style:font-name="Lato" fo:font-size="11pt" fo:font-weight="normal" officeooo:rsid="000b133f" officeooo:paragraph-rsid="000b133f" style:font-size-asian="11pt" style:font-weight-asian="normal" style:font-size-complex="11pt" style:font-weight-complex="normal"/>
    </style:style>
    <style:style style:name="P12" style:family="paragraph" style:parent-style-name="Standard" style:list-style-name="L2">
      <style:text-properties style:font-name="Lato" fo:font-size="11pt" fo:font-weight="normal" officeooo:rsid="000cdb81" officeooo:paragraph-rsid="000cdb81" style:font-size-asian="11pt" style:font-weight-asian="normal" style:font-size-complex="11pt" style:font-weight-complex="normal"/>
    </style:style>
    <style:style style:name="P13" style:family="paragraph" style:parent-style-name="Standard">
      <style:text-properties style:font-name="Lato" fo:font-size="11pt" fo:font-weight="normal" officeooo:rsid="000e8b07" officeooo:paragraph-rsid="000e8b07" style:font-size-asian="11pt" style:font-weight-asian="normal" style:font-size-complex="11pt" style:font-weight-complex="normal"/>
    </style:style>
    <style:style style:name="P14" style:family="paragraph" style:parent-style-name="Standard">
      <style:text-properties style:font-name="Lato" fo:font-size="11pt" fo:font-weight="normal" officeooo:rsid="0010300c" officeooo:paragraph-rsid="0010300c" style:font-size-asian="11pt" style:font-weight-asian="normal" style:font-size-complex="11pt" style:font-weight-complex="normal"/>
    </style:style>
    <style:style style:name="P15" style:family="paragraph" style:parent-style-name="Standard" style:list-style-name="L1">
      <style:text-properties style:font-name="Lato" fo:font-size="11pt" fo:language="en" fo:country="US" fo:font-weight="normal" officeooo:rsid="00064975" officeooo:paragraph-rsid="00064975" style:font-size-asian="11pt" style:font-weight-asian="normal" style:font-size-complex="11pt" style:font-weight-complex="normal"/>
    </style:style>
    <style:style style:name="T1" style:family="text">
      <style:text-properties officeooo:rsid="00064975"/>
    </style:style>
    <style:style style:name="T2" style:family="text">
      <style:text-properties officeooo:rsid="00080439"/>
    </style:style>
    <style:style style:name="T3" style:family="text">
      <style:text-properties officeooo:rsid="00096162"/>
    </style:style>
    <style:style style:name="T4" style:family="text">
      <style:text-properties officeooo:rsid="0009d0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Nombrar todos los sistemas que fallaron por un problema en:</text:p>
      <text:list xml:id="list1948191645" text:style-name="L1">
        <text:list-item>
          <text:p text:style-name="P4">La programación o prueba del sistema software.</text:p>
          <text:p text:style-name="P15">Mariner Bugs Out, CIA Gives the Soviet Gas, World War III… Almost, Medical Machine Kills, AT&amp;T Lines Go Dead, <text:span text:style-name="T3">Patriot Fails Soldiers,</text:span> Ariane Rocket Goes Boom, Disastrous Study, British Passports to Nowhere, Cancer Treatment to Die For.</text:p>
        </text:list-item>
        <text:list-item>
          <text:p text:style-name="P4">El diseño del software o del hardware.</text:p>
          <text:p text:style-name="P8">Hartford Coliseum Collapse, <text:span text:style-name="T2">World War III… Almost, </text:span><text:span text:style-name="T3">Pentium Fails Long Division, British Passports to Nowhere. Y2K, Cancer Treatment to Die For, EDS Drops Child Support, FBI’s Trilogy Terminated.</text:span></text:p>
        </text:list-item>
        <text:list-item>
          <text:p text:style-name="P4">El estudio del problema (análisis y especificación de requisitos o de recursos necesitados).</text:p>
          <text:p text:style-name="P9"><text:span text:style-name="T1">Hartford Coliseum Collapse, </text:span>Wall Street Crash, British Passports to Nowhere.</text:p>
        </text:list-item>
        <text:list-item>
          <text:p text:style-name="P5">Una mala documentación o uso.</text:p>
          <text:p text:style-name="P9">Mars Climate Crasher.</text:p>
        </text:list-item>
        <text:list-item>
          <text:p text:style-name="P5">La seguridad.</text:p>
          <text:p text:style-name="P9">CIA Gives the Soviet Gas, Love Virus.</text:p>
        </text:list-item>
        <text:list-item>
          <text:p text:style-name="P5">Una deficiente análisis del riesgo.</text:p>
          <text:p text:style-name="P9"><text:span text:style-name="T1">Hartford Coliseum Collapse, </text:span>Medical Machine Kills, Cancer Treatment to Die For.</text:p>
        </text:list-item>
      </text:list>
      <text:p text:style-name="P3">2. De toda esta lista de desastres:</text:p>
      <text:list xml:id="list1488544005" text:style-name="L2">
        <text:list-item>
          <text:p text:style-name="P6">¿Cuál es el intruso?</text:p>
          <text:p text:style-name="P10">Dot-Bomb Collapse <text:span text:style-name="T4">porque no es un desastre de software sino que las empresas de software empezaron a crear una burbuja financiera.</text:span></text:p>
        </text:list-item>
        <text:list-item>
          <text:p text:style-name="P6">¿Cuál consideras que es el peor de todos? ¿por qué?</text:p>
          <text:p text:style-name="P11">Cancer Treatment to Die For porque por un fallo en el procesamiento de datos daba la dosis incorrecta, produciendo la muerte de varias personas.</text:p>
        </text:list-item>
        <text:list-item>
          <text:p text:style-name="P6">¿Cuáles están relacionados con la industria armamentística?</text:p>
          <text:p text:style-name="P12">World War III… Almost, Patriot Fails Soldiers, Skynet Brings Judgement Day.</text:p>
        </text:list-item>
        <text:list-item>
          <text:p text:style-name="P6">¿Cuáles están relacionados con la industria aeroespacial?</text:p>
          <text:p text:style-name="P12">Mariner Bugs Out, Ariane Rocket Goes Boom, Mars Climate Crasher, British Passports to Nowhere.</text:p>
        </text:list-item>
        <text:list-item>
          <text:p text:style-name="P6">¿Cuáles están relacionados con la industria sanitaria?</text:p>
          <text:p text:style-name="P12">Medical Machine Kills, Cancer Treatment to Die For.</text:p>
        </text:list-item>
        <text:list-item>
          <text:p text:style-name="P6">¿Cuáles están relacionados con las finanzas?</text:p>
          <text:p text:style-name="P12">Wall Street Crash.</text:p>
        </text:list-item>
      </text:list>
      <text:p text:style-name="P3">3. Investiga algún otro desastre ocasionado con un sistema software no incluido en esta lista y descríbelo.</text:p>
      <text:p text:style-name="P13">En 2010 Toyota tuvo que retirar más de 400 000 coches híbridos por un problema de software que provocaba un retraso en el sistema anti-bloqueo de frenos. Se estima un coste de 3 billones de dólares por el error, entre demandas y sustituciones.</text:p>
      <text:p text:style-name="P3">3. Expón, de forma breve, cuál es tu opinión respecto a todo lo aprendido ¿Cuáles sería las posibles soluciones para evitar, en la medida de lo posible, los fallos en un sistema software?</text:p>
      <text:p text:style-name="P14">Por los accidentes que hemos visto se deduce que la mayoría de fallos son por errores en la programación, el diseño o falta de previsión de algunos requisitos. </text:p>
      <text:p text:style-name="P14">Por lo tanto una manera de intentar mejorar la situación consistiría en tener claro mejor los requisitos (y los casos extremos de uso, de mucha afluencia de usuarios…) así como realizar tests continuamente durante el desarrollo del softw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Grande" svg:font-family="'Lucida Grande', Arial, sans-serif"/>
    <style:font-face style:name="Lucida Sans1" svg:font-family="'Lucida Sans'"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ato" officeooo:rsid="0005b628" officeooo:paragraph-rsid="0005b628"/>
    </style:style>
    <style:page-layout style:name="Mpm1">
      <style:page-layout-properties fo:page-width="21.001cm" fo:page-height="29.7cm" style:num-format="1" style:print-orientation="portrait" fo:margin-top="1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lación 1.2</text:p>
        <text:p text:style-name="MP1">Salvador Romero Corté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6T13:37:24.849000000</meta:creation-date>
    <dc:date>2021-03-07T13:04:24.122000000</dc:date>
    <meta:editing-duration>PT45M47S</meta:editing-duration>
    <meta:editing-cycles>7</meta:editing-cycles>
    <meta:generator>LibreOffice/7.1.0.3$Windows_X86_64 LibreOffice_project/f6099ecf3d29644b5008cc8f48f42f4a40986e4c</meta:generator>
    <meta:document-statistic meta:table-count="0" meta:image-count="0" meta:object-count="0" meta:page-count="1" meta:paragraph-count="33" meta:word-count="451" meta:character-count="2785" meta:non-whitespace-character-count="2378"/>
  </office:meta>
</office:document-meta>
</file>